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paragraph-rsid="00031a97" style:font-size-asian="12.25pt" style:font-size-complex="14pt"/>
    </style:style>
    <style:style style:name="P2" style:family="paragraph" style:parent-style-name="Standard">
      <style:text-properties fo:font-size="12pt" officeooo:paragraph-rsid="00031a97" style:font-size-asian="10.5pt" style:font-size-complex="12pt"/>
    </style:style>
    <style:style style:name="P3" style:family="paragraph" style:parent-style-name="Standard">
      <style:paragraph-properties>
        <style:tab-stops>
          <style:tab-stop style:position="5.821cm"/>
        </style:tab-stops>
      </style:paragraph-properties>
      <style:text-properties fo:font-size="12pt" style:text-underline-style="solid" style:text-underline-width="auto" style:text-underline-color="font-color" fo:font-weight="bold" officeooo:rsid="00031a97" officeooo:paragraph-rsid="00031a97" style:font-size-asian="10.5pt" style:font-weight-asian="bold" style:font-size-complex="12pt" style:font-weight-complex="bold"/>
    </style:style>
    <style:style style:name="P4" style:family="paragraph" style:parent-style-name="Standard">
      <style:paragraph-properties>
        <style:tab-stops>
          <style:tab-stop style:position="5.821cm"/>
        </style:tab-stops>
      </style:paragraph-properties>
      <style:text-properties fo:font-size="12pt" style:text-underline-style="solid" style:text-underline-width="auto" style:text-underline-color="font-color" fo:font-weight="bold" officeooo:rsid="00032ebb" officeooo:paragraph-rsid="00032ebb" style:font-size-asian="10.5pt" style:font-weight-asian="bold" style:font-size-complex="12pt" style:font-weight-complex="bold"/>
    </style:style>
    <style:style style:name="P5" style:family="paragraph" style:parent-style-name="Standard">
      <style:paragraph-properties>
        <style:tab-stops>
          <style:tab-stop style:position="5.821cm"/>
        </style:tab-stops>
      </style:paragraph-properties>
      <style:text-properties fo:font-size="12pt" style:text-underline-style="solid" style:text-underline-width="auto" style:text-underline-color="font-color" fo:font-weight="bold" officeooo:rsid="00131e43" officeooo:paragraph-rsid="00131e43" style:font-size-asian="10.5pt" style:font-weight-asian="bold" style:font-size-complex="12pt" style:font-weight-complex="bold"/>
    </style:style>
    <style:style style:name="P6" style:family="paragraph" style:parent-style-name="Standard">
      <style:paragraph-properties>
        <style:tab-stops>
          <style:tab-stop style:position="5.821cm"/>
        </style:tab-stops>
      </style:paragraph-properties>
      <style:text-properties fo:font-size="12pt" style:text-underline-style="none" fo:font-weight="normal" officeooo:rsid="00031a97" officeooo:paragraph-rsid="00031a9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>
        <style:tab-stops>
          <style:tab-stop style:position="5.821cm"/>
        </style:tab-stops>
      </style:paragraph-properties>
      <style:text-properties fo:font-size="12pt" style:text-underline-style="none" fo:font-weight="normal" officeooo:rsid="00032ebb" officeooo:paragraph-rsid="00032eb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>
        <style:tab-stops>
          <style:tab-stop style:position="5.821cm"/>
        </style:tab-stops>
      </style:paragraph-properties>
      <style:text-properties fo:font-size="12pt" style:text-underline-style="none" fo:font-weight="normal" officeooo:rsid="00131e43" officeooo:paragraph-rsid="00131e4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>
        <style:tab-stops>
          <style:tab-stop style:position="5.821cm"/>
        </style:tab-stops>
      </style:paragraph-properties>
      <style:text-properties fo:color="#3465a4" fo:font-size="12pt" style:text-underline-style="none" fo:font-weight="normal" officeooo:rsid="0003cc50" officeooo:paragraph-rsid="0003cc5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>
        <style:tab-stops>
          <style:tab-stop style:position="5.821cm"/>
        </style:tab-stops>
      </style:paragraph-properties>
      <style:text-properties fo:color="#3465a4" fo:font-size="12pt" fo:font-style="normal" style:text-underline-style="none" fo:font-weight="normal" officeooo:rsid="000a1a81" officeooo:paragraph-rsid="000a1a81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>
        <style:tab-stops>
          <style:tab-stop style:position="5.821cm"/>
        </style:tab-stops>
      </style:paragraph-properties>
      <style:text-properties fo:color="#3465a4" fo:font-size="12pt" fo:font-style="normal" style:text-underline-style="none" fo:font-weight="normal" officeooo:rsid="000da6d8" officeooo:paragraph-rsid="000da6d8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>
        <style:tab-stops>
          <style:tab-stop style:position="5.821cm"/>
        </style:tab-stops>
      </style:paragraph-properties>
      <style:text-properties fo:color="#3465a4" style:text-position="0% 100%" fo:font-size="12pt" fo:font-style="normal" style:text-underline-style="none" fo:font-weight="normal" officeooo:rsid="001036f0" officeooo:paragraph-rsid="001036f0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>
        <style:tab-stops>
          <style:tab-stop style:position="5.821cm"/>
        </style:tab-stops>
      </style:paragraph-properties>
      <style:text-properties fo:color="#3465a4" style:text-position="0% 100%" fo:font-size="12pt" fo:font-style="normal" style:text-underline-style="none" fo:font-weight="normal" officeooo:rsid="0010f9d5" officeooo:paragraph-rsid="0010f9d5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>
        <style:tab-stops>
          <style:tab-stop style:position="5.821cm"/>
        </style:tab-stops>
      </style:paragraph-properties>
      <style:text-properties fo:color="#3465a4" style:text-position="0% 100%" fo:font-size="12pt" fo:font-style="normal" style:text-underline-style="none" fo:font-weight="normal" officeooo:rsid="00126c1d" officeooo:paragraph-rsid="00126c1d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>
        <style:tab-stops>
          <style:tab-stop style:position="5.821cm"/>
        </style:tab-stops>
      </style:paragraph-properties>
      <style:text-properties fo:color="#3465a4" style:text-position="0% 100%" fo:font-size="12pt" fo:font-style="normal" style:text-underline-style="none" fo:font-weight="normal" officeooo:rsid="0013f4f9" officeooo:paragraph-rsid="0013f4f9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>
        <style:tab-stops>
          <style:tab-stop style:position="5.821cm"/>
        </style:tab-stops>
      </style:paragraph-properties>
      <style:text-properties fo:color="#3465a4" style:text-position="0% 100%" fo:font-size="12pt" fo:font-style="normal" style:text-underline-style="none" fo:font-weight="normal" officeooo:rsid="00172850" officeooo:paragraph-rsid="00172850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>
        <style:tab-stops>
          <style:tab-stop style:position="5.821cm"/>
        </style:tab-stops>
      </style:paragraph-properties>
      <style:text-properties fo:color="#3465a4" style:text-position="0% 100%" fo:font-size="12pt" fo:font-style="normal" style:text-underline-style="none" fo:font-weight="normal" officeooo:rsid="00153347" officeooo:paragraph-rsid="00153347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>
        <style:tab-stops>
          <style:tab-stop style:position="5.821cm"/>
        </style:tab-stops>
      </style:paragraph-properties>
      <style:text-properties fo:color="#3465a4" style:text-position="0% 100%" fo:font-size="12pt" fo:font-style="normal" style:text-underline-style="none" fo:font-weight="normal" officeooo:rsid="001b5df3" officeooo:paragraph-rsid="001b5df3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color="#3465a4" style:text-position="0% 100%" fo:font-size="12pt" fo:font-style="normal" style:text-underline-style="none" fo:font-weight="normal" officeooo:rsid="001bb176" officeooo:paragraph-rsid="001bb176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color="#3465a4" style:text-position="0% 100%" fo:font-size="12pt" fo:font-style="normal" style:text-underline-style="none" fo:font-weight="bold" officeooo:rsid="001ebf1b" officeooo:paragraph-rsid="001bb176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text-properties fo:color="#3465a4" style:text-position="0% 100%" fo:font-size="12pt" fo:font-style="normal" style:text-underline-style="none" fo:font-weight="bold" officeooo:rsid="001ebf1b" officeooo:paragraph-rsid="001ebf1b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>
        <style:tab-stops>
          <style:tab-stop style:position="5.821cm"/>
        </style:tab-stops>
      </style:paragraph-properties>
      <style:text-properties fo:color="#3465a4" fo:font-size="14pt" style:text-underline-style="solid" style:text-underline-width="auto" style:text-underline-color="font-color" fo:font-weight="bold" officeooo:rsid="0003cc50" officeooo:paragraph-rsid="0003cc50" style:font-size-asian="12.25pt" style:font-weight-asian="bold" style:font-size-complex="14pt" style:font-weight-complex="bold"/>
    </style:style>
    <style:style style:name="P23" style:family="paragraph" style:parent-style-name="Standard">
      <style:paragraph-properties>
        <style:tab-stops>
          <style:tab-stop style:position="5.821cm"/>
        </style:tab-stops>
      </style:paragraph-properties>
      <style:text-properties fo:color="#000000" fo:font-size="12pt" style:text-underline-style="none" fo:font-weight="normal" officeooo:rsid="0005823c" officeooo:paragraph-rsid="0005823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>
        <style:tab-stops>
          <style:tab-stop style:position="5.821cm"/>
        </style:tab-stops>
      </style:paragraph-properties>
      <style:text-properties fo:color="#000000" fo:font-size="12pt" fo:font-style="normal" style:text-underline-style="none" fo:font-weight="normal" officeooo:rsid="0005823c" officeooo:paragraph-rsid="0005823c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>
        <style:tab-stops>
          <style:tab-stop style:position="5.821cm"/>
        </style:tab-stops>
      </style:paragraph-properties>
      <style:text-properties fo:color="#000000" fo:font-size="12pt" fo:font-style="normal" style:text-underline-style="none" fo:font-weight="normal" officeooo:rsid="00074728" officeooo:paragraph-rsid="000887d5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>
        <style:tab-stops>
          <style:tab-stop style:position="5.821cm"/>
        </style:tab-stops>
      </style:paragraph-properties>
      <style:text-properties fo:color="#000000" fo:font-size="12pt" fo:font-style="normal" style:text-underline-style="none" fo:font-weight="normal" officeooo:rsid="00074728" officeooo:paragraph-rsid="00074728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>
        <style:tab-stops>
          <style:tab-stop style:position="5.821cm"/>
        </style:tab-stops>
      </style:paragraph-properties>
      <style:text-properties fo:color="#000000" fo:font-size="12pt" fo:font-style="normal" style:text-underline-style="none" fo:font-weight="normal" officeooo:rsid="000887d5" officeooo:paragraph-rsid="000887d5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>
        <style:tab-stops>
          <style:tab-stop style:position="5.821cm"/>
        </style:tab-stops>
      </style:paragraph-properties>
      <style:text-properties fo:color="#000000" fo:font-size="12pt" fo:font-style="normal" style:text-underline-style="none" fo:font-weight="normal" officeooo:rsid="000945ea" officeooo:paragraph-rsid="000945ea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>
        <style:tab-stops>
          <style:tab-stop style:position="5.821cm"/>
        </style:tab-stops>
      </style:paragraph-properties>
      <style:text-properties fo:color="#000000" fo:font-size="12pt" fo:font-style="normal" style:text-underline-style="none" fo:font-weight="normal" officeooo:rsid="000a1a81" officeooo:paragraph-rsid="000a1a81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>
        <style:tab-stops>
          <style:tab-stop style:position="5.821cm"/>
        </style:tab-stops>
      </style:paragraph-properties>
      <style:text-properties style:use-window-font-color="true" fo:font-size="12pt" fo:font-style="normal" style:text-underline-style="none" fo:font-weight="normal" officeooo:rsid="001036f0" officeooo:paragraph-rsid="001036f0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>
        <style:tab-stops>
          <style:tab-stop style:position="5.821cm"/>
        </style:tab-stops>
      </style:paragraph-properties>
      <style:text-properties style:use-window-font-color="true" fo:font-size="12pt" fo:font-style="normal" style:text-underline-style="solid" style:text-underline-width="auto" style:text-underline-color="font-color" fo:font-weight="bold" officeooo:rsid="001036f0" officeooo:paragraph-rsid="001036f0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>
        <style:tab-stops>
          <style:tab-stop style:position="5.821cm"/>
        </style:tab-stops>
      </style:paragraph-properties>
      <style:text-properties style:use-window-font-color="true" fo:font-size="12pt" style:text-underline-style="none" fo:font-weight="normal" officeooo:rsid="0003cc50" officeooo:paragraph-rsid="0005823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>
        <style:tab-stops>
          <style:tab-stop style:position="5.821cm"/>
        </style:tab-stops>
      </style:paragraph-properties>
      <style:text-properties style:use-window-font-color="true" style:text-position="0% 100%" fo:font-size="12pt" fo:font-style="normal" style:text-underline-style="none" fo:font-weight="normal" officeooo:rsid="00172850" officeooo:paragraph-rsid="00172850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use-window-font-color="true" style:text-position="0% 100%" fo:font-size="12pt" fo:font-style="normal" style:text-underline-style="solid" style:text-underline-width="auto" style:text-underline-color="font-color" fo:font-weight="bold" officeooo:rsid="001d2097" officeooo:paragraph-rsid="001d2097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>
        <style:tab-stops>
          <style:tab-stop style:position="5.821cm"/>
        </style:tab-stops>
      </style:paragraph-properties>
      <style:text-properties fo:color="#ff4000" style:text-position="0% 100%" fo:font-size="12pt" fo:font-style="normal" style:text-underline-style="none" fo:font-weight="normal" officeooo:rsid="0018fed0" officeooo:paragraph-rsid="0018fed0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1">
      <style:paragraph-properties>
        <style:tab-stops>
          <style:tab-stop style:position="5.821cm"/>
        </style:tab-stops>
      </style:paragraph-properties>
      <style:text-properties fo:font-size="12pt" style:text-underline-style="none" fo:font-weight="normal" officeooo:rsid="00131e43" officeooo:paragraph-rsid="0024bef2" style:font-size-asian="10.5pt" style:font-weight-asian="normal" style:font-size-complex="12pt" style:font-weight-complex="normal"/>
    </style:style>
    <style:style style:name="P37" style:family="paragraph" style:parent-style-name="Standard" style:list-style-name="L1">
      <style:paragraph-properties>
        <style:tab-stops>
          <style:tab-stop style:position="5.821cm"/>
        </style:tab-stops>
      </style:paragraph-properties>
      <style:text-properties fo:font-size="12pt" style:text-underline-style="none" fo:font-weight="normal" officeooo:rsid="00131e43" officeooo:paragraph-rsid="00131e43" style:font-size-asian="10.5pt" style:font-weight-asian="normal" style:font-size-complex="12pt" style:font-weight-complex="normal"/>
    </style:style>
    <style:style style:name="P38" style:family="paragraph" style:parent-style-name="Standard" style:list-style-name="L3">
      <style:paragraph-properties>
        <style:tab-stops>
          <style:tab-stop style:position="5.821cm"/>
        </style:tab-stops>
      </style:paragraph-properties>
      <style:text-properties fo:font-size="12pt" style:text-underline-style="none" fo:font-weight="normal" officeooo:rsid="00032ebb" officeooo:paragraph-rsid="00032ebb" style:font-size-asian="10.5pt" style:font-weight-asian="normal" style:font-size-complex="12pt" style:font-weight-complex="normal"/>
    </style:style>
    <style:style style:name="P39" style:family="paragraph" style:parent-style-name="Standard" style:list-style-name="L3">
      <style:paragraph-properties>
        <style:tab-stops>
          <style:tab-stop style:position="5.821cm"/>
        </style:tab-stops>
      </style:paragraph-properties>
      <style:text-properties fo:font-size="12pt" style:text-underline-style="none" fo:font-weight="normal" officeooo:rsid="0003cc50" officeooo:paragraph-rsid="0003cc50" style:font-size-asian="10.5pt" style:font-weight-asian="normal" style:font-size-complex="12pt" style:font-weight-complex="normal"/>
    </style:style>
    <style:style style:name="P40" style:family="paragraph" style:parent-style-name="Standard" style:list-style-name="L1">
      <style:paragraph-properties>
        <style:tab-stops>
          <style:tab-stop style:position="5.821cm"/>
        </style:tab-stops>
      </style:paragraph-properties>
      <style:text-properties fo:color="#3465a4" fo:font-size="12pt" style:text-underline-style="none" fo:font-weight="normal" officeooo:rsid="0003cc50" officeooo:paragraph-rsid="0022e4cf" style:font-size-asian="10.5pt" style:font-weight-asian="normal" style:font-size-complex="12pt" style:font-weight-complex="normal"/>
    </style:style>
    <style:style style:name="P41" style:family="paragraph" style:parent-style-name="Standard" style:list-style-name="L3">
      <style:paragraph-properties>
        <style:tab-stops>
          <style:tab-stop style:position="5.821cm"/>
        </style:tab-stops>
      </style:paragraph-properties>
      <style:text-properties fo:color="#3465a4" fo:font-size="12pt" style:text-underline-style="none" fo:font-weight="normal" officeooo:rsid="0003cc50" officeooo:paragraph-rsid="0005823c" style:font-size-asian="10.5pt" style:font-weight-asian="normal" style:font-size-complex="12pt" style:font-weight-complex="normal"/>
    </style:style>
    <style:style style:name="P42" style:family="paragraph" style:parent-style-name="Standard" style:list-style-name="L3">
      <style:paragraph-properties>
        <style:tab-stops>
          <style:tab-stop style:position="5.821cm"/>
        </style:tab-stops>
      </style:paragraph-properties>
      <style:text-properties fo:color="#3465a4" fo:font-size="12pt" style:text-underline-style="none" fo:font-weight="normal" officeooo:rsid="0003cc50" officeooo:paragraph-rsid="0003cc50" style:font-size-asian="10.5pt" style:font-weight-asian="normal" style:font-size-complex="12pt" style:font-weight-complex="normal"/>
    </style:style>
    <style:style style:name="P43" style:family="paragraph" style:parent-style-name="Standard" style:list-style-name="L3">
      <style:paragraph-properties>
        <style:tab-stops>
          <style:tab-stop style:position="5.821cm"/>
        </style:tab-stops>
      </style:paragraph-properties>
      <style:text-properties fo:color="#3465a4" fo:font-size="12pt" fo:font-style="normal" style:text-underline-style="none" fo:font-weight="normal" officeooo:rsid="0005823c" officeooo:paragraph-rsid="0005823c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3">
      <style:paragraph-properties>
        <style:tab-stops>
          <style:tab-stop style:position="5.821cm"/>
        </style:tab-stops>
      </style:paragraph-properties>
      <style:text-properties fo:color="#3465a4" fo:font-size="12pt" fo:font-style="normal" style:text-underline-style="none" fo:font-weight="normal" officeooo:rsid="00074728" officeooo:paragraph-rsid="00074728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3">
      <style:paragraph-properties>
        <style:tab-stops>
          <style:tab-stop style:position="5.821cm"/>
        </style:tab-stops>
      </style:paragraph-properties>
      <style:text-properties fo:color="#3465a4" fo:font-size="12pt" fo:font-style="normal" style:text-underline-style="none" fo:font-weight="normal" officeooo:rsid="000a1a81" officeooo:paragraph-rsid="000a1a81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3">
      <style:paragraph-properties>
        <style:tab-stops>
          <style:tab-stop style:position="5.821cm"/>
        </style:tab-stops>
      </style:paragraph-properties>
      <style:text-properties fo:color="#3465a4" fo:font-size="12pt" fo:font-style="normal" style:text-underline-style="none" fo:font-weight="normal" officeooo:rsid="000da6d8" officeooo:paragraph-rsid="000da6d8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3">
      <style:paragraph-properties>
        <style:tab-stops>
          <style:tab-stop style:position="5.821cm"/>
        </style:tab-stops>
      </style:paragraph-properties>
      <style:text-properties fo:color="#3465a4" fo:font-size="12pt" fo:font-style="normal" style:text-underline-style="none" fo:font-weight="normal" officeooo:rsid="001036f0" officeooo:paragraph-rsid="001036f0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3">
      <style:paragraph-properties>
        <style:tab-stops>
          <style:tab-stop style:position="5.821cm"/>
        </style:tab-stops>
      </style:paragraph-properties>
      <style:text-properties fo:color="#3465a4" fo:font-size="12pt" fo:font-style="normal" style:text-underline-style="solid" style:text-underline-width="auto" style:text-underline-color="font-color" fo:font-weight="bold" officeooo:rsid="0005823c" officeooo:paragraph-rsid="0005823c" style:font-size-asian="10.5pt" style:font-style-asian="normal" style:font-weight-asian="bold" style:font-size-complex="12pt" style:font-style-complex="normal" style:font-weight-complex="bold"/>
    </style:style>
    <style:style style:name="P49" style:family="paragraph" style:parent-style-name="Standard" style:list-style-name="L3">
      <style:paragraph-properties>
        <style:tab-stops>
          <style:tab-stop style:position="5.821cm"/>
        </style:tab-stops>
      </style:paragraph-properties>
      <style:text-properties fo:color="#3465a4" fo:font-size="12pt" fo:font-style="normal" style:text-underline-style="solid" style:text-underline-width="auto" style:text-underline-color="font-color" fo:font-weight="bold" officeooo:rsid="00074728" officeooo:paragraph-rsid="00074728" style:font-size-asian="10.5pt" style:font-style-asian="normal" style:font-weight-asian="bold" style:font-size-complex="12pt" style:font-style-complex="normal" style:font-weight-complex="bold"/>
    </style:style>
    <style:style style:name="P50" style:family="paragraph" style:parent-style-name="Standard" style:list-style-name="L3">
      <style:paragraph-properties>
        <style:tab-stops>
          <style:tab-stop style:position="5.821cm"/>
        </style:tab-stops>
      </style:paragraph-properties>
      <style:text-properties fo:color="#3465a4" fo:font-size="14pt" style:text-underline-style="solid" style:text-underline-width="auto" style:text-underline-color="font-color" fo:font-weight="bold" officeooo:rsid="0003cc50" officeooo:paragraph-rsid="0005823c" style:font-size-asian="12.25pt" style:font-weight-asian="bold" style:font-size-complex="14pt" style:font-weight-complex="bold"/>
    </style:style>
    <style:style style:name="P51" style:family="paragraph" style:parent-style-name="Standard" style:list-style-name="L3">
      <style:paragraph-properties>
        <style:tab-stops>
          <style:tab-stop style:position="5.821cm"/>
        </style:tab-stops>
      </style:paragraph-properties>
      <style:text-properties fo:color="#3465a4" fo:font-size="14pt" style:text-underline-style="solid" style:text-underline-width="auto" style:text-underline-color="font-color" fo:font-weight="bold" officeooo:rsid="0005823c" officeooo:paragraph-rsid="0005823c" style:font-size-asian="12.25pt" style:font-weight-asian="bold" style:font-size-complex="14pt" style:font-weight-complex="bold"/>
    </style:style>
    <style:style style:name="P52" style:family="paragraph" style:parent-style-name="Standard" style:list-style-name="L3">
      <style:paragraph-properties>
        <style:tab-stops>
          <style:tab-stop style:position="5.821cm"/>
        </style:tab-stops>
      </style:paragraph-properties>
      <style:text-properties fo:color="#3465a4" fo:font-size="14pt" fo:font-style="normal" style:text-underline-style="solid" style:text-underline-width="auto" style:text-underline-color="font-color" fo:font-weight="bold" officeooo:rsid="0005823c" officeooo:paragraph-rsid="0005823c" style:font-size-asian="12.25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3">
      <style:paragraph-properties>
        <style:tab-stops>
          <style:tab-stop style:position="5.821cm"/>
        </style:tab-stops>
      </style:paragraph-properties>
      <style:text-properties fo:color="#3465a4" fo:font-size="14pt" fo:font-style="normal" style:text-underline-style="solid" style:text-underline-width="auto" style:text-underline-color="font-color" fo:font-weight="bold" officeooo:rsid="00074728" officeooo:paragraph-rsid="00074728" style:font-size-asian="12.25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>
        <style:tab-stops>
          <style:tab-stop style:position="5.821cm"/>
        </style:tab-stops>
      </style:paragraph-properties>
      <style:text-properties fo:color="#3465a4" fo:font-size="14pt" fo:font-style="normal" style:text-underline-style="none" fo:font-weight="normal" officeooo:rsid="0005823c" officeooo:paragraph-rsid="0005823c" style:font-size-asian="12.25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 style:list-style-name="L3">
      <style:paragraph-properties>
        <style:tab-stops>
          <style:tab-stop style:position="5.821cm"/>
        </style:tab-stops>
      </style:paragraph-properties>
      <style:text-properties fo:color="#3465a4" style:text-position="0% 100%" fo:font-size="12pt" fo:font-style="normal" style:text-underline-style="none" fo:font-weight="normal" officeooo:rsid="001036f0" officeooo:paragraph-rsid="001036f0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3">
      <style:paragraph-properties>
        <style:tab-stops>
          <style:tab-stop style:position="5.821cm"/>
        </style:tab-stops>
      </style:paragraph-properties>
      <style:text-properties fo:color="#3465a4" style:text-position="0% 100%" fo:font-size="12pt" fo:font-style="normal" style:text-underline-style="none" fo:font-weight="normal" officeooo:rsid="0010f9d5" officeooo:paragraph-rsid="0010f9d5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3">
      <style:paragraph-properties>
        <style:tab-stops>
          <style:tab-stop style:position="5.821cm"/>
        </style:tab-stops>
      </style:paragraph-properties>
      <style:text-properties fo:color="#3465a4" style:text-position="0% 100%" fo:font-size="12pt" fo:font-style="normal" style:text-underline-style="none" fo:font-weight="normal" officeooo:rsid="00126c1d" officeooo:paragraph-rsid="00126c1d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3">
      <style:paragraph-properties>
        <style:tab-stops>
          <style:tab-stop style:position="5.821cm"/>
        </style:tab-stops>
      </style:paragraph-properties>
      <style:text-properties fo:color="#3465a4" style:text-position="0% 100%" fo:font-size="12pt" fo:font-style="normal" style:text-underline-style="none" fo:font-weight="normal" officeooo:rsid="0013f4f9" officeooo:paragraph-rsid="0013f4f9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3">
      <style:paragraph-properties>
        <style:tab-stops>
          <style:tab-stop style:position="5.821cm"/>
        </style:tab-stops>
      </style:paragraph-properties>
      <style:text-properties fo:color="#3465a4" style:text-position="0% 100%" fo:font-size="12pt" fo:font-style="normal" style:text-underline-style="none" fo:font-weight="normal" officeooo:rsid="00172850" officeooo:paragraph-rsid="00172850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3">
      <style:paragraph-properties>
        <style:tab-stops>
          <style:tab-stop style:position="5.821cm"/>
        </style:tab-stops>
      </style:paragraph-properties>
      <style:text-properties fo:color="#3465a4" style:text-position="0% 100%" fo:font-size="12pt" fo:font-style="normal" style:text-underline-style="none" fo:font-weight="normal" officeooo:rsid="001a0a74" officeooo:paragraph-rsid="001a0a74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3">
      <style:text-properties fo:color="#3465a4" style:text-position="0% 100%" fo:font-size="12pt" fo:font-style="normal" style:text-underline-style="none" fo:font-weight="normal" officeooo:rsid="001b5df3" officeooo:paragraph-rsid="001b5df3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3">
      <style:text-properties fo:color="#3465a4" style:text-position="0% 100%" fo:font-size="12pt" fo:font-style="normal" style:text-underline-style="none" fo:font-weight="normal" officeooo:rsid="001bb176" officeooo:paragraph-rsid="001bb176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3">
      <style:paragraph-properties>
        <style:tab-stops>
          <style:tab-stop style:position="5.821cm"/>
        </style:tab-stops>
      </style:paragraph-properties>
      <style:text-properties fo:color="#3465a4" style:text-position="0% 100%" fo:font-size="12pt" fo:font-style="normal" style:text-underline-style="none" fo:font-weight="bold" officeooo:rsid="001a0a74" officeooo:paragraph-rsid="001a0a74" style:font-size-asian="10.5pt" style:font-style-asian="normal" style:font-weight-asian="bold" style:font-size-complex="12pt" style:font-style-complex="normal" style:font-weight-complex="bold"/>
    </style:style>
    <style:style style:name="P64" style:family="paragraph" style:parent-style-name="Standard" style:list-style-name="L3">
      <style:text-properties fo:color="#3465a4" style:text-position="0% 100%" fo:font-size="12pt" fo:font-style="normal" style:text-underline-style="none" fo:font-weight="bold" officeooo:rsid="001bb176" officeooo:paragraph-rsid="001bb176" style:font-size-asian="10.5pt" style:font-style-asian="normal" style:font-weight-asian="bold" style:font-size-complex="12pt" style:font-style-complex="normal" style:font-weight-complex="bold"/>
    </style:style>
    <style:style style:name="P65" style:family="paragraph" style:parent-style-name="Standard" style:list-style-name="L3">
      <style:text-properties fo:color="#3465a4" style:text-position="0% 100%" fo:font-size="12pt" fo:font-style="normal" style:text-underline-style="none" fo:font-weight="bold" officeooo:rsid="00206f25" officeooo:paragraph-rsid="00206f25" style:font-size-asian="10.5pt" style:font-style-asian="normal" style:font-weight-asian="bold" style:font-size-complex="12pt" style:font-style-complex="normal" style:font-weight-complex="bold"/>
    </style:style>
    <style:style style:name="P66" style:family="paragraph" style:parent-style-name="Standard" style:list-style-name="L3">
      <style:paragraph-properties>
        <style:tab-stops>
          <style:tab-stop style:position="5.821cm"/>
        </style:tab-stops>
      </style:paragraph-properties>
      <style:text-properties fo:color="#3465a4" style:text-position="0% 100%" fo:font-size="12pt" fo:font-style="italic" style:text-underline-style="none" fo:font-weight="normal" officeooo:rsid="0013f4f9" officeooo:paragraph-rsid="0013f4f9" style:font-size-asian="10.5pt" style:font-style-asian="italic" style:font-weight-asian="normal" style:font-size-complex="12pt" style:font-style-complex="italic" style:font-weight-complex="normal"/>
    </style:style>
    <style:style style:name="P67" style:family="paragraph" style:parent-style-name="Standard" style:list-style-name="L2">
      <style:paragraph-properties>
        <style:tab-stops>
          <style:tab-stop style:position="5.821cm"/>
        </style:tab-stops>
      </style:paragraph-properties>
      <style:text-properties fo:font-size="14pt" style:text-underline-style="solid" style:text-underline-width="auto" style:text-underline-color="font-color" fo:font-weight="bold" officeooo:rsid="00032ebb" officeooo:paragraph-rsid="00032ebb" style:font-size-asian="12.25pt" style:font-weight-asian="bold" style:font-size-complex="14pt" style:font-weight-complex="bold"/>
    </style:style>
    <style:style style:name="P68" style:family="paragraph" style:parent-style-name="Standard" style:list-style-name="L3">
      <style:text-properties officeooo:paragraph-rsid="001b5df3"/>
    </style:style>
    <style:style style:name="P69" style:family="paragraph" style:parent-style-name="Standard" style:list-style-name="L3">
      <style:text-properties officeooo:paragraph-rsid="00206f25"/>
    </style:style>
    <style:style style:name="P70" style:family="paragraph" style:parent-style-name="Standard" style:list-style-name="L3">
      <style:paragraph-properties>
        <style:tab-stops>
          <style:tab-stop style:position="5.821cm"/>
        </style:tab-stops>
      </style:paragraph-properties>
      <style:text-properties fo:color="#000000" fo:font-size="12pt" style:text-underline-style="none" fo:font-weight="normal" officeooo:rsid="0003cc50" officeooo:paragraph-rsid="0003cc50" style:font-size-asian="10.5pt" style:font-weight-asian="normal" style:font-size-complex="12pt" style:font-weight-complex="normal"/>
    </style:style>
    <style:style style:name="P71" style:family="paragraph" style:parent-style-name="Standard" style:list-style-name="L3">
      <style:paragraph-properties>
        <style:tab-stops>
          <style:tab-stop style:position="5.821cm"/>
        </style:tab-stops>
      </style:paragraph-properties>
      <style:text-properties fo:color="#000000" fo:font-size="12pt" style:text-underline-style="none" fo:font-weight="normal" officeooo:rsid="0005823c" officeooo:paragraph-rsid="0005823c" style:font-size-asian="10.5pt" style:font-weight-asian="normal" style:font-size-complex="12pt" style:font-weight-complex="normal"/>
    </style:style>
    <style:style style:name="P72" style:family="paragraph" style:parent-style-name="Standard" style:list-style-name="L3">
      <style:paragraph-properties>
        <style:tab-stops>
          <style:tab-stop style:position="5.821cm"/>
        </style:tab-stops>
      </style:paragraph-properties>
      <style:text-properties fo:color="#000000" fo:font-size="12pt" fo:font-style="normal" style:text-underline-style="none" fo:font-weight="normal" officeooo:rsid="0005823c" officeooo:paragraph-rsid="0005823c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list-style-name="L3">
      <style:paragraph-properties>
        <style:tab-stops>
          <style:tab-stop style:position="5.821cm"/>
        </style:tab-stops>
      </style:paragraph-properties>
      <style:text-properties fo:color="#000000" fo:font-size="12pt" fo:font-style="normal" style:text-underline-style="none" fo:font-weight="normal" officeooo:rsid="00074728" officeooo:paragraph-rsid="00074728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L3">
      <style:paragraph-properties>
        <style:tab-stops>
          <style:tab-stop style:position="5.821cm"/>
        </style:tab-stops>
      </style:paragraph-properties>
      <style:text-properties fo:color="#000000" fo:font-size="12pt" fo:font-style="normal" style:text-underline-style="none" fo:font-weight="normal" officeooo:rsid="00074728" officeooo:paragraph-rsid="000887d5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3">
      <style:paragraph-properties>
        <style:tab-stops>
          <style:tab-stop style:position="5.821cm"/>
        </style:tab-stops>
      </style:paragraph-properties>
      <style:text-properties fo:color="#000000" fo:font-size="12pt" fo:font-style="normal" style:text-underline-style="none" fo:font-weight="normal" officeooo:rsid="000887d5" officeooo:paragraph-rsid="000887d5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3">
      <style:paragraph-properties>
        <style:tab-stops>
          <style:tab-stop style:position="5.821cm"/>
        </style:tab-stops>
      </style:paragraph-properties>
      <style:text-properties fo:color="#000000" fo:font-size="12pt" fo:font-style="normal" style:text-underline-style="none" fo:font-weight="normal" officeooo:rsid="000c31f3" officeooo:paragraph-rsid="000c31f3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 style:list-style-name="L3">
      <style:paragraph-properties>
        <style:tab-stops>
          <style:tab-stop style:position="5.821cm"/>
        </style:tab-stops>
      </style:paragraph-properties>
      <style:text-properties fo:color="#000000" fo:font-size="12pt" fo:font-style="normal" style:text-underline-style="none" fo:font-weight="normal" officeooo:rsid="000945ea" officeooo:paragraph-rsid="000945ea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3">
      <style:paragraph-properties>
        <style:tab-stops>
          <style:tab-stop style:position="5.821cm"/>
        </style:tab-stops>
      </style:paragraph-properties>
      <style:text-properties fo:color="#000000" fo:font-size="12pt" fo:font-style="normal" style:text-underline-style="none" fo:font-weight="normal" officeooo:rsid="000a1a81" officeooo:paragraph-rsid="000a1a81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3">
      <style:paragraph-properties>
        <style:tab-stops>
          <style:tab-stop style:position="5.821cm"/>
        </style:tab-stops>
      </style:paragraph-properties>
      <style:text-properties fo:color="#000000" fo:font-size="14pt" fo:font-style="normal" style:text-underline-style="solid" style:text-underline-width="auto" style:text-underline-color="font-color" fo:font-weight="bold" officeooo:rsid="00074728" officeooo:paragraph-rsid="00074728" style:font-size-asian="12.25pt" style:font-style-asian="normal" style:font-weight-asian="bold" style:font-size-complex="14pt" style:font-style-complex="normal" style:font-weight-complex="bold"/>
    </style:style>
    <style:style style:name="P80" style:family="paragraph" style:parent-style-name="Standard" style:list-style-name="L3">
      <style:paragraph-properties>
        <style:tab-stops>
          <style:tab-stop style:position="5.821cm"/>
        </style:tab-stops>
      </style:paragraph-properties>
      <style:text-properties fo:color="#000000" fo:font-size="14pt" fo:font-style="normal" style:text-underline-style="solid" style:text-underline-width="auto" style:text-underline-color="font-color" fo:font-weight="bold" officeooo:rsid="000887d5" officeooo:paragraph-rsid="000887d5" style:font-size-asian="12.25pt" style:font-style-asian="normal" style:font-weight-asian="bold" style:font-size-complex="14pt" style:font-style-complex="normal" style:font-weight-complex="bold"/>
    </style:style>
    <style:style style:name="P81" style:family="paragraph" style:parent-style-name="Standard" style:list-style-name="L3">
      <style:paragraph-properties>
        <style:tab-stops>
          <style:tab-stop style:position="5.821cm"/>
        </style:tab-stops>
      </style:paragraph-properties>
      <style:text-properties fo:color="#000000" fo:font-size="14pt" fo:font-style="normal" style:text-underline-style="solid" style:text-underline-width="auto" style:text-underline-color="font-color" fo:font-weight="bold" officeooo:rsid="000a7ab8" officeooo:paragraph-rsid="000a7ab8" style:font-size-asian="12.25pt" style:font-style-asian="normal" style:font-weight-asian="bold" style:font-size-complex="14pt" style:font-style-complex="normal" style:font-weight-complex="bold"/>
    </style:style>
    <style:style style:name="P82" style:family="paragraph" style:parent-style-name="Standard" style:list-style-name="L3">
      <style:paragraph-properties>
        <style:tab-stops>
          <style:tab-stop style:position="5.821cm"/>
        </style:tab-stops>
      </style:paragraph-properties>
      <style:text-properties officeooo:paragraph-rsid="000da6d8"/>
    </style:style>
    <style:style style:name="P83" style:family="paragraph" style:parent-style-name="Standard" style:list-style-name="L3">
      <style:paragraph-properties>
        <style:tab-stops>
          <style:tab-stop style:position="5.821cm"/>
        </style:tab-stops>
      </style:paragraph-properties>
      <style:text-properties officeooo:paragraph-rsid="00172850"/>
    </style:style>
    <style:style style:name="P84" style:family="paragraph" style:parent-style-name="Standard" style:list-style-name="L3">
      <style:paragraph-properties>
        <style:tab-stops>
          <style:tab-stop style:position="5.821cm"/>
        </style:tab-stops>
      </style:paragraph-properties>
      <style:text-properties style:use-window-font-color="true" fo:font-size="12pt" fo:font-style="normal" style:text-underline-style="none" fo:font-weight="normal" officeooo:rsid="000f900d" officeooo:paragraph-rsid="000f900d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 style:list-style-name="L3">
      <style:paragraph-properties>
        <style:tab-stops>
          <style:tab-stop style:position="5.821cm"/>
        </style:tab-stops>
      </style:paragraph-properties>
      <style:text-properties style:use-window-font-color="true" fo:font-size="12pt" fo:font-style="normal" style:text-underline-style="none" fo:font-weight="normal" officeooo:rsid="000fec6c" officeooo:paragraph-rsid="000fec6c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list-style-name="L3">
      <style:paragraph-properties>
        <style:tab-stops>
          <style:tab-stop style:position="5.821cm"/>
        </style:tab-stops>
      </style:paragraph-properties>
      <style:text-properties style:use-window-font-color="true" style:text-position="0% 100%" fo:font-size="12pt" fo:font-style="italic" style:text-underline-style="none" fo:font-weight="normal" officeooo:rsid="00153347" officeooo:paragraph-rsid="00153347" style:font-size-asian="10.5pt" style:font-style-asian="italic" style:font-weight-asian="normal" style:font-size-complex="12pt" style:font-style-complex="italic" style:font-weight-complex="normal"/>
    </style:style>
    <style:style style:name="P87" style:family="paragraph" style:parent-style-name="Standard" style:list-style-name="L3">
      <style:paragraph-properties>
        <style:tab-stops>
          <style:tab-stop style:position="5.821cm"/>
        </style:tab-stops>
      </style:paragraph-properties>
      <style:text-properties fo:color="#ff4000" style:text-position="0% 100%" fo:font-size="12pt" fo:font-style="normal" style:text-underline-style="none" fo:font-weight="normal" officeooo:rsid="00172850" officeooo:paragraph-rsid="00172850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3">
      <style:text-properties officeooo:rsid="001b5df3" officeooo:paragraph-rsid="001b5df3"/>
    </style:style>
    <style:style style:name="P89" style:family="paragraph" style:parent-style-name="Standard" style:list-style-name="L3">
      <style:text-properties fo:font-style="italic" officeooo:rsid="001bb176" officeooo:paragraph-rsid="001bb176" style:font-style-asian="italic" style:font-style-complex="italic"/>
    </style:style>
    <style:style style:name="P90" style:family="paragraph" style:parent-style-name="Standard" style:list-style-name="L3">
      <style:text-properties fo:font-style="normal" fo:font-weight="bold" officeooo:rsid="001bb176" officeooo:paragraph-rsid="001bb176" style:font-style-asian="normal" style:font-weight-asian="bold" style:font-style-complex="normal" style:font-weight-complex="bold"/>
    </style:style>
    <style:style style:name="P91" style:family="paragraph" style:parent-style-name="Standard" style:list-style-name="L3">
      <style:text-properties fo:font-style="normal" fo:font-weight="bold" officeooo:rsid="001ebf1b" officeooo:paragraph-rsid="001ebf1b" style:font-style-asian="normal" style:font-weight-asian="bold" style:font-style-complex="normal" style:font-weight-complex="bold"/>
    </style:style>
    <style:style style:name="P92" style:family="paragraph" style:parent-style-name="Standard" style:list-style-name="L3">
      <style:text-properties fo:font-style="normal" fo:font-weight="normal" officeooo:rsid="001bb176" officeooo:paragraph-rsid="001ebf1b" style:font-style-asian="normal" style:font-weight-asian="normal" style:font-style-complex="normal" style:font-weight-complex="normal"/>
    </style:style>
    <style:style style:name="P93" style:family="paragraph" style:parent-style-name="Standard" style:list-style-name="L3">
      <style:text-properties fo:font-style="normal" fo:font-weight="normal" officeooo:rsid="001bb176" officeooo:paragraph-rsid="00206f25" style:font-style-asian="normal" style:font-weight-asian="normal" style:font-style-complex="normal" style:font-weight-complex="normal"/>
    </style:style>
    <style:style style:name="P94" style:family="paragraph" style:parent-style-name="Standard" style:list-style-name="L3">
      <style:text-properties officeooo:rsid="00206f25" officeooo:paragraph-rsid="00222199"/>
    </style:style>
    <style:style style:name="T1" style:family="text">
      <style:text-properties officeooo:rsid="00031a97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05823c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0887d5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0945ea" style:font-size-asian="10.5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0a1a81" style:font-size-asian="10.5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0a6d7a" style:font-size-asian="10.5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0c31f3" style:font-size-asian="10.5pt" style:font-weight-asian="normal" style:font-size-complex="12pt" style:font-weight-complex="normal"/>
    </style:style>
    <style:style style:name="T10" style:family="text">
      <style:text-properties fo:font-size="12pt" style:text-underline-style="none" style:font-size-asian="10.5pt" style:font-size-complex="12pt"/>
    </style:style>
    <style:style style:name="T11" style:family="text">
      <style:text-properties fo:font-size="12pt" fo:font-weight="bold" style:font-size-asian="10.5pt" style:font-weight-asian="bold" style:font-size-complex="12pt" style:font-weight-complex="bold"/>
    </style:style>
    <style:style style:name="T12" style:family="text">
      <style:text-properties fo:font-size="12pt" fo:font-weight="normal" style:font-size-asian="10.5pt" style:font-weight-asian="normal" style:font-size-complex="12pt" style:font-weight-complex="normal"/>
    </style:style>
    <style:style style:name="T13" style:family="text">
      <style:text-properties officeooo:rsid="000da6d8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3465a4" fo:font-size="12pt" fo:font-style="normal" style:text-underline-style="none" fo:font-weight="normal" officeooo:rsid="000da6d8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3465a4" fo:font-size="12pt" fo:font-style="normal" style:text-underline-style="none" fo:font-weight="bold" officeooo:rsid="000da6d8" style:font-size-asian="10.5pt" style:font-style-asian="normal" style:font-weight-asian="bold" style:font-size-complex="12pt" style:font-style-complex="normal" style:font-weight-complex="bold"/>
    </style:style>
    <style:style style:name="T17" style:family="text">
      <style:text-properties fo:color="#3465a4" style:text-position="0% 100%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3465a4" style:text-position="0% 100%" fo:font-size="12pt" fo:font-style="normal" style:text-underline-style="none" fo:font-weight="normal" officeooo:rsid="0013f4f9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3465a4" style:text-position="0% 100%" fo:font-size="12pt" fo:font-style="normal" style:text-underline-style="none" fo:font-weight="normal" officeooo:rsid="00172850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3465a4" style:text-position="0% 100%" fo:font-size="12pt" fo:font-style="normal" style:text-underline-style="none" fo:font-weight="normal" officeooo:rsid="001b5df3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3465a4" style:text-position="0% 100%" fo:font-size="12pt" fo:font-style="normal" style:text-underline-style="none" fo:font-weight="normal" officeooo:rsid="00206f25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fo:color="#3465a4" style:text-position="0% 100%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23" style:family="text">
      <style:text-properties fo:color="#3465a4" style:text-position="0% 100%" fo:font-size="12pt" fo:font-style="normal" style:text-underline-style="none" fo:font-weight="bold" officeooo:rsid="00206f25" style:font-size-asian="10.5pt" style:font-style-asian="normal" style:font-weight-asian="bold" style:font-size-complex="12pt" style:font-style-complex="normal" style:font-weight-complex="bold"/>
    </style:style>
    <style:style style:name="T24" style:family="text">
      <style:text-properties fo:color="#3465a4" style:text-position="0% 100%" fo:font-size="12pt" fo:font-style="normal" style:text-underline-style="none" fo:font-weight="bold" officeooo:rsid="00222199" style:font-size-asian="10.5pt" style:font-style-asian="normal" style:font-weight-asian="bold" style:font-size-complex="12pt" style:font-style-complex="normal" style:font-weight-complex="bold"/>
    </style:style>
    <style:style style:name="T25" style:family="text">
      <style:text-properties fo:color="#3465a4" style:text-position="0% 100%" fo:font-size="12pt" style:text-underline-style="none" fo:font-weight="normal" style:font-size-asian="10.5pt" style:font-weight-asian="normal" style:font-size-complex="12pt" style:font-weight-complex="normal"/>
    </style:style>
    <style:style style:name="T26" style:family="text">
      <style:text-properties fo:color="#3465a4" style:text-position="0% 100%" fo:font-size="12pt" style:text-underline-style="none" fo:font-weight="bold" style:font-size-asian="10.5pt" style:font-weight-asian="bold" style:font-size-complex="12pt" style:font-weight-complex="bold"/>
    </style:style>
    <style:style style:name="T27" style:family="text">
      <style:text-properties fo:color="#3465a4" style:text-position="0% 100%" fo:font-size="12pt" style:text-underline-style="none" fo:font-weight="bold" officeooo:rsid="0013f4f9" style:font-size-asian="10.5pt" style:font-weight-asian="bold" style:font-size-complex="12pt" style:font-weight-complex="bold"/>
    </style:style>
    <style:style style:name="T28" style:family="text">
      <style:text-properties fo:color="#3465a4" style:text-position="0% 100%" fo:font-size="12pt" style:text-underline-style="none" fo:font-weight="bold" officeooo:rsid="00206f25" style:font-size-asian="10.5pt" style:font-weight-asian="bold" style:font-size-complex="12pt" style:font-weight-complex="bold"/>
    </style:style>
    <style:style style:name="T29" style:family="text">
      <style:text-properties fo:color="#3465a4" style:text-position="0% 100%" fo:font-size="12pt" style:text-underline-style="none" style:font-size-asian="10.5pt" style:font-size-complex="12pt"/>
    </style:style>
    <style:style style:name="T30" style:family="text">
      <style:text-properties fo:color="#3465a4" style:text-position="0% 100%" fo:font-size="12pt" style:text-underline-style="none" officeooo:rsid="0013f4f9" style:font-size-asian="10.5pt" style:font-size-complex="12pt"/>
    </style:style>
    <style:style style:name="T31" style:family="text">
      <style:text-properties fo:color="#3465a4" style:text-position="0% 100%" fo:font-size="12pt" style:text-underline-style="none" officeooo:rsid="001ebf1b" style:font-size-asian="10.5pt" style:font-size-complex="12pt"/>
    </style:style>
    <style:style style:name="T32" style:family="text">
      <style:text-properties fo:color="#3465a4" style:text-position="0% 100%" fo:font-size="12pt" style:text-underline-style="none" officeooo:rsid="00206f25" style:font-size-asian="10.5pt" style:font-size-complex="12pt"/>
    </style:style>
    <style:style style:name="T33" style:family="text">
      <style:text-properties officeooo:rsid="000f900d"/>
    </style:style>
    <style:style style:name="T34" style:family="text">
      <style:text-properties style:text-position="sub 58%"/>
    </style:style>
    <style:style style:name="T35" style:family="text">
      <style:text-properties style:text-position="0% 100%"/>
    </style:style>
    <style:style style:name="T36" style:family="text">
      <style:text-properties officeooo:rsid="0013f4f9"/>
    </style:style>
    <style:style style:name="T37" style:family="text">
      <style:text-properties officeooo:rsid="00126c1d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013f4f9" style:font-style-asian="normal" style:font-style-complex="normal"/>
    </style:style>
    <style:style style:name="T40" style:family="text">
      <style:text-properties fo:font-style="normal" officeooo:rsid="00172850" style:font-style-asian="normal" style:font-style-complex="normal"/>
    </style:style>
    <style:style style:name="T41" style:family="text">
      <style:text-properties fo:font-style="normal" fo:font-weight="bold" style:font-style-asian="normal" style:font-weight-asian="bold" style:font-style-complex="normal" style:font-weight-complex="bold"/>
    </style:style>
    <style:style style:name="T42" style:family="text">
      <style:text-properties fo:color="#ff4000" style:text-position="0% 100%" fo:font-size="12pt" style:text-underline-style="none" style:font-size-asian="10.5pt" style:font-size-complex="12pt"/>
    </style:style>
    <style:style style:name="T43" style:family="text">
      <style:text-properties officeooo:rsid="001a0a74"/>
    </style:style>
    <style:style style:name="T44" style:family="text">
      <style:text-properties officeooo:rsid="0024bef2"/>
    </style:style>
    <style:style style:name="T45" style:family="text">
      <style:text-properties officeooo:rsid="002851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1">Notes de Cours</text:span></text:p>
      <text:p text:style-name="P2"/>
      <text:p text:style-name="P5">Intro :</text:p>
      <text:list xml:id="list2259656955" text:style-name="L1">
        <text:list-item>
          <text:p text:style-name="P36">Note<text:span text:style-name="T44">s : </text:span></text:p>
          <text:list>
            <text:list-item>
              <text:p text:style-name="P36">N<text:span text:style-name="T44">ote </text:span>Session 1 : 15 % CC1 + 35 % CC2 + 50 CC3</text:p>
            </text:list-item>
            <text:list-item>
              <text:p text:style-name="P37">Note Session 2 : CC3</text:p>
            </text:list-item>
            <text:list-item>
              <text:p text:style-name="P37">CC1 : questions au debut de chq td</text:p>
            </text:list-item>
            <text:list-item>
              <text:p text:style-name="P37">CC2 : QCM rendu de TD</text:p>
            </text:list-item>
            <text:list-item>
              <text:p text:style-name="P37">CC3 : DS</text:p>
            </text:list-item>
          </text:list>
        </text:list-item>
      </text:list>
      <text:p text:style-name="P8"/>
      <text:list xml:id="list130237085236600" text:continue-numbering="true" text:style-name="L1">
        <text:list-item>
          <text:p text:style-name="P40">à apprendre par coeur</text:p>
        </text:list-item>
      </text:list>
      <text:p text:style-name="P3"/>
      <text:p text:style-name="P3">Cours 0 :</text:p>
      <text:p text:style-name="P6"/>
      <text:list xml:id="list3857798939" text:style-name="L2">
        <text:list-item>
          <text:p text:style-name="P67"><text:span text:style-name="T3">Il s’est arrêté à la </text:span><text:span text:style-name="T4">page 3</text:span></text:p>
        </text:list-item>
      </text:list>
      <text:p text:style-name="P7"/>
      <text:p text:style-name="P4">Cours 1 :</text:p>
      <text:p text:style-name="P7"/>
      <text:list xml:id="list1833484021" text:style-name="L3">
        <text:list-item>
          <text:p text:style-name="P38">Conception d’un schéma de BD : quels sont les infos ? D’où viennent-elles ?</text:p>
        </text:list-item>
      </text:list>
      <text:p text:style-name="P7"/>
      <text:list xml:id="list130236827600648" text:continue-numbering="true" text:style-name="L3">
        <text:list-item>
          <text:p text:style-name="P38">Méthode Mérise : voir schéma S2</text:p>
        </text:list-item>
      </text:list>
      <text:p text:style-name="P7"/>
      <text:list xml:id="list130236000682494" text:continue-numbering="true" text:style-name="L3">
        <text:list-item>
          <text:p text:style-name="P38">Plusieurs approches :</text:p>
          <text:list>
            <text:list-item>
              <text:p text:style-name="P38">Méthodologique : Modèle à suivre point par point (relationship =&gt; relations/associations)</text:p>
            </text:list-item>
            <text:list-item>
              <text:p text:style-name="P38">Formelle : approche mathématique</text:p>
            </text:list-item>
            <text:list-item>
              <text:p text:style-name="P38">Les 2 approches sont liées : on peut utiliser l’approche formelle pour valider les points de l’approche méthodologique</text:p>
            </text:list-item>
          </text:list>
        </text:list-item>
      </text:list>
      <text:p text:style-name="P7"/>
      <text:list xml:id="list130236795857852" text:continue-numbering="true" text:style-name="L3">
        <text:list-item>
          <text:p text:style-name="P38">S4 : Réalitié à modéliser (dans les délimitations rouges)</text:p>
          <text:list>
            <text:list-item>
              <text:p text:style-name="P39">La ligne jaune délimite 2 mondes : Schéma Conceptuel =/&gt; Schéma Logique</text:p>
            </text:list-item>
          </text:list>
        </text:list-item>
      </text:list>
      <text:p text:style-name="P22"/>
      <text:list xml:id="list130235969395033" text:continue-numbering="true" text:style-name="L3">
        <text:list-item>
          <text:p text:style-name="P50"><text:span text:style-name="T2">Attribut :</text:span><text:span text:style-name="T10"> </text:span><text:span text:style-name="T3"><text:s/></text:span></text:p>
          <text:list>
            <text:list-item>
              <text:p text:style-name="P41">Propriété élémentaire d’une entité ou d’une association définie sur un domaine</text:p>
            </text:list-item>
          </text:list>
        </text:list-item>
      </text:list>
      <text:p text:style-name="P32"/>
      <text:list xml:id="list130235964323508" text:continue-numbering="true" text:style-name="L3">
        <text:list-item>
          <text:p text:style-name="P50"><text:span text:style-name="T2">Entité :</text:span><text:span text:style-name="T3"> </text:span></text:p>
          <text:list>
            <text:list-item>
              <text:p text:style-name="P41">Objet de la réalité doté d’une existence propre, indépendante</text:p>
              <text:list>
                <text:list-item>
                  <text:p text:style-name="P42">Concret, tangible : Produit, client, voiture, etc</text:p>
                </text:list-item>
                <text:list-item>
                  <text:p text:style-name="P42">Conceptuel : Société, cours, travail, projet, etc</text:p>
                </text:list-item>
              </text:list>
            </text:list-item>
          </text:list>
        </text:list-item>
      </text:list>
      <text:p text:style-name="P9"/>
      <text:list xml:id="list130235627649557" text:continue-numbering="true" text:style-name="L3">
        <text:list-item>
          <text:p text:style-name="P70">Occurence ~= exemplaire</text:p>
          <text:list>
            <text:list-item>
              <text:p text:style-name="P71">Exemples : Client (N° : 25, Nom : Dupont, etc), Compte (N° : 252, Solde : 1300)</text:p>
              <text:list>
                <text:list-item>
                  <text:p text:style-name="P71">=&gt; collection de couples (attribut, valeur) entre les différentes occurrences</text:p>
                </text:list-item>
              </text:list>
            </text:list-item>
          </text:list>
        </text:list-item>
      </text:list>
      <text:p text:style-name="P23"/>
      <text:list xml:id="list130235798939523" text:continue-numbering="true" text:style-name="L3">
        <text:list-item>
          <text:p text:style-name="P51"><text:span text:style-name="T2">Association :</text:span><text:span text:style-name="T3"> </text:span></text:p>
          <text:list>
            <text:list-item>
              <text:p text:style-name="P51"><text:span text:style-name="T3">Lien </text:span><text:span text:style-name="T10">sémantique/fonctionnel </text:span><text:span text:style-name="T3">entre plusieurs entités</text:span></text:p>
              <text:list>
                <text:list-item>
                  <text:p text:style-name="P71">=&gt; Attributs d’association (voir S8)</text:p>
                </text:list-item>
              </text:list>
            </text:list-item>
          </text:list>
        </text:list-item>
      </text:list>
      <text:p text:style-name="P23"/>
      <text:list xml:id="list130236018385289" text:continue-numbering="true" text:style-name="L3">
        <text:list-item>
          <text:p text:style-name="P52"><text:span text:style-name="T2">Type/Classe d’Entité :</text:span><text:span text:style-name="T3"> </text:span></text:p>
          <text:list>
            <text:list-item>
              <text:p text:style-name="P43">Ensemble d’occurences d’entités ayant les mêmes attributs/propriétés</text:p>
              <text:list>
                <text:list-item>
                  <text:p text:style-name="P72">Représentation graphique (voir S9)</text:p>
                </text:list-item>
              </text:list>
            </text:list-item>
          </text:list>
        </text:list-item>
      </text:list>
      <text:p text:style-name="P24"/>
      <text:list xml:id="list130236380071636" text:continue-numbering="true" text:style-name="L3">
        <text:list-item>
          <text:p text:style-name="P52"><text:span text:style-name="T2">Type/Classe d’Association :</text:span><text:span text:style-name="T3"> </text:span></text:p>
          <text:list>
            <text:list-item>
              <text:p text:style-name="P43"><text:soft-page-break/>Ensemble d’associations de même arité et avec les mêmes attributs d’association reliant les mêmes types d’entité</text:p>
              <text:list>
                <text:list-item>
                  <text:p text:style-name="P72">Représentation graphique (voir S9)</text:p>
                </text:list-item>
              </text:list>
            </text:list-item>
          </text:list>
        </text:list-item>
      </text:list>
      <text:p text:style-name="P24"/>
      <text:list xml:id="list130236067043245" text:continue-numbering="true" text:style-name="L3">
        <text:list-item>
          <text:p text:style-name="P72">Expression de contraintes :</text:p>
          <text:list>
            <text:list-item>
              <text:p text:style-name="P48">Identifiant d’une entité :</text:p>
              <text:list>
                <text:list-item>
                  <text:p text:style-name="P54"><text:span text:style-name="T11">Ensemble d’attribut(s)</text:span><text:span text:style-name="T2"> permettant d’identifier de </text:span><text:span text:style-name="T11">manière unique</text:span><text:span text:style-name="T2"> chaque occurrence d’entité d’un même type</text:span></text:p>
                </text:list-item>
              </text:list>
            </text:list-item>
            <text:list-item>
              <text:p text:style-name="P49">Cardinalités d’une association :</text:p>
              <text:list>
                <text:list-item>
                  <text:p text:style-name="P53"><text:span text:style-name="T3">Nombre minimal et maximal de participation </text:span><text:span text:style-name="T10">d’une occurrence </text:span><text:span text:style-name="T3">d’entité à un type d’association</text:span></text:p>
                  <text:list>
                    <text:list-item>
                      <text:p text:style-name="P79"><text:span text:style-name="T3">Cardinalités minimale : </text:span><text:span text:style-name="T6">(...</text:span></text:p>
                      <text:list>
                        <text:list-item>
                          <text:p text:style-name="P79"><text:span text:style-name="T3">0 : une occurrence d’entité </text:span><text:span text:style-name="T10">peut exister sans participer</text:span><text:span text:style-name="T3"> au type d’association</text:span></text:p>
                        </text:list-item>
                        <text:list-item>
                          <text:p text:style-name="P79"><text:span text:style-name="T3">1 : une occurrence d’entité </text:span><text:span text:style-name="T10">ne peut exister sans participer</text:span><text:span text:style-name="T3"> au moins une fois au type d’association</text:span></text:p>
                        </text:list-item>
                      </text:list>
                    </text:list-item>
                    <text:list-item>
                      <text:p text:style-name="P79"><text:span text:style-name="T3">Cardinalité maximale : , ...</text:span><text:span text:style-name="T6">)</text:span></text:p>
                      <text:list>
                        <text:list-item>
                          <text:p text:style-name="P79"><text:span text:style-name="T3">1 : une occurrence d’entité </text:span><text:span text:style-name="T10">ne peut participer qu’une seule fois</text:span><text:span text:style-name="T3"> au type d’association</text:span></text:p>
                        </text:list-item>
                        <text:list-item>
                          <text:p text:style-name="P79"><text:span text:style-name="T3">N : une occurrence d’entité </text:span><text:span text:style-name="T10">peut participer plusieurs fois</text:span><text:span text:style-name="T3"> au type d’association (</text:span><text:span text:style-name="T10">occurrences d’entités différentes !!</text:span><text:span text:style-name="T3">) ; en pratique elle est rarement connu, contrairement à la borne minimal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list xml:id="list130235654817176" text:continue-numbering="true" text:style-name="L3">
        <text:list-item>
          <text:p text:style-name="P49">Entité Faible :</text:p>
          <text:list>
            <text:list-item>
              <text:p text:style-name="P44">Type d’entité dont les attributs qui la décrivent ne permettent de construire un identifiant</text:p>
            </text:list-item>
            <text:list-item>
              <text:p text:style-name="P73">Toujours faire attention à la relativité des identifiants</text:p>
            </text:list-item>
            <text:list-item>
              <text:p text:style-name="P79"><text:span text:style-name="T3">Double rectangle =&gt; entité faible (dans l’exemple : Salle) : </text:span><text:span text:style-name="T5">syntaxe officielle</text:span></text:p>
            </text:list-item>
            <text:list-item>
              <text:p text:style-name="P75">Association à n pattes où on précise la cardinalité (dans l’exemple : 2 pattes de cardinalité (1,1) puis 1 patte de cardinalité (1, N))</text:p>
            </text:list-item>
            <text:list-item>
              <text:p text:style-name="P80"><text:span text:style-name="T3">Souligné : </text:span><text:span text:style-name="T7">ce que la valeur représente </text:span><text:span text:style-name="T3">: </text:span><text:span text:style-name="T8">l</text:span><text:span text:style-name="T9">‘</text:span><text:span text:style-name="T8">identifiant </text:span><text:span text:style-name="T3">(dans l’exemple : </text:span><text:span text:style-name="T12">N°Salle</text:span><text:span text:style-name="T3">) </text:span></text:p>
              <text:list>
                <text:list-item>
                  <text:p text:style-name="P81"><text:span text:style-name="T9">l’</text:span><text:span text:style-name="T3">identifiant est à choisir parmis les attributs pour chaque entité</text:span></text:p>
                </text:list-item>
                <text:list-item>
                  <text:p text:style-name="P76">l’identifiant peut être composé de plusieurs attributs</text:p>
                </text:list-item>
              </text:list>
            </text:list-item>
            <text:list-item>
              <text:p text:style-name="P74">(Voir S11)</text:p>
            </text:list-item>
          </text:list>
        </text:list-item>
      </text:list>
      <text:p text:style-name="P25"/>
      <text:list xml:id="list130236180377171" text:continue-numbering="true" text:style-name="L3">
        <text:list-item>
          <text:p text:style-name="P75">Il n’y a pas de sens dans les associations </text:p>
        </text:list-item>
      </text:list>
      <text:p text:style-name="P27"/>
      <text:list xml:id="list130237292495855" text:continue-numbering="true" text:style-name="L3">
        <text:list-item>
          <text:p text:style-name="P77"><text:span text:style-name="T33">Rev</text:span>oir exemples S13, S14</text:p>
        </text:list-item>
      </text:list>
      <text:p text:style-name="P28"/>
      <text:list xml:id="list130235404576101" text:continue-numbering="true" text:style-name="L3">
        <text:list-item>
          <text:p text:style-name="P78">Puisqu’il y a des associations, il faut mettre des rôles</text:p>
        </text:list-item>
      </text:list>
      <text:p text:style-name="P29"/>
      <text:list xml:id="list130236257235763" text:continue-numbering="true" text:style-name="L3">
        <text:list-item>
          <text:p text:style-name="P45">Démarche de conception via le modèle entité-association </text:p>
          <text:list>
            <text:list-item>
              <text:p text:style-name="P45">Expression du schéma conceptuel E-A à partir de la réalité</text:p>
            </text:list-item>
            <text:list-item>
              <text:p text:style-name="P45">Amélioration du schéma conceptuel (normalisatio<text:span text:style-name="T13">n</text:span>)</text:p>
            </text:list-item>
          </text:list>
        </text:list-item>
      </text:list>
      <text:p text:style-name="P10"/>
      <text:list xml:id="list130236091403163" text:continue-numbering="true" text:style-name="L3">
        <text:list-item>
          <text:p text:style-name="P46">Attribut (règles à respecter) :</text:p>
          <text:list>
            <text:list-item>
              <text:p text:style-name="P46">Un même attribut ne peut être partagé par plusieurs types d’entités ou d’association</text:p>
            </text:list-item>
            <text:list-item>
              <text:p text:style-name="P82"><text:span text:style-name="T15">Un attribut doit être </text:span><text:span text:style-name="T16">atomique</text:span></text:p>
              <text:list>
                <text:list-item>
                  <text:p text:style-name="P46">Pas de sous valeurs significatives</text:p>
                </text:list-item>
              </text:list>
            </text:list-item>
            <text:list-item>
              <text:p text:style-name="P46">Un attribut doit <text:span text:style-name="T14">dépendre en totalité de l’identifiant </text:span>de son entité</text:p>
            </text:list-item>
            <text:list-item>
              <text:p text:style-name="P46">Un attribut doit <text:span text:style-name="T14">dépendre directement de l’identifiant de son entité </text:span>: c-à-d sans passer par l’intermédiaire d’un autre attribut</text:p>
            </text:list-item>
          </text:list>
        </text:list-item>
      </text:list>
      <text:p text:style-name="P11"/>
      <text:list xml:id="list130237301086436" text:continue-numbering="true" text:style-name="L3">
        <text:list-item>
          <text:p text:style-name="P46">Entité <text:s/>(règles à respecter) :</text:p>
          <text:list>
            <text:list-item>
              <text:p text:style-name="P46"><text:soft-page-break/>Une entité possède toujours <text:span text:style-name="T14">au moins un attribut</text:span> qui doit être alors son <text:span text:style-name="T14">identifiant</text:span></text:p>
            </text:list-item>
            <text:list-item>
              <text:p text:style-name="P46">Chacun des attributs d’un type d’entité est caractéristique de <text:span text:style-name="T14">toute</text:span> occurrence de cette entité</text:p>
            </text:list-item>
          </text:list>
        </text:list-item>
      </text:list>
      <text:p text:style-name="P11"/>
      <text:list xml:id="list130235831473824" text:continue-numbering="true" text:style-name="L3">
        <text:list-item>
          <text:p text:style-name="P46">Association :</text:p>
          <text:list>
            <text:list-item>
              <text:p text:style-name="P46">Pour toute occurrence d’association, il existe une occurrence de chacune des entités associées</text:p>
            </text:list-item>
          </text:list>
        </text:list-item>
      </text:list>
      <text:p text:style-name="P11"/>
      <text:list xml:id="list130237083094462" text:continue-numbering="true" text:style-name="L3">
        <text:list-item>
          <text:p text:style-name="P84">Revoir et comprendre S28</text:p>
          <text:p text:style-name="P85"/>
        </text:list-item>
        <text:list-item>
          <text:p text:style-name="P85">Arrêt en cours S29</text:p>
        </text:list-item>
      </text:list>
      <text:p text:style-name="P30"/>
      <text:p text:style-name="P31">Cours 2 :</text:p>
      <text:p text:style-name="P30"/>
      <text:list xml:id="list130235649215629" text:continue-numbering="true" text:style-name="L3">
        <text:list-item>
          <text:p text:style-name="P47">Schéma d’une relation :</text:p>
          <text:list>
            <text:list-item>
              <text:p text:style-name="P47">Ensemble d’attributs noté :</text:p>
              <text:p text:style-name="P47">ex : R (A<text:span text:style-name="T34">1</text:span><text:span text:style-name="T35">:D</text:span><text:span text:style-name="T34">1</text:span><text:span text:style-name="T35">, A</text:span><text:span text:style-name="T34">2</text:span><text:span text:style-name="T35">:D2, …, A</text:span><text:span text:style-name="T34">n</text:span><text:span text:style-name="T35">:D</text:span><text:span text:style-name="T34">n</text:span>)</text:p>
              <text:list>
                <text:list-item>
                  <text:p text:style-name="P47">R est le nom de la relation</text:p>
                </text:list-item>
                <text:list-item>
                  <text:p text:style-name="P55">A<text:span text:style-name="T34">1</text:span>, A<text:span text:style-name="T34">2,</text:span>, etc sont des noms d’attributs</text:p>
                </text:list-item>
                <text:list-item>
                  <text:p text:style-name="P56">D<text:span text:style-name="T34">1</text:span>, D<text:span text:style-name="T34">2</text:span>, etc sont des noms de domaines</text:p>
                </text:list-item>
              </text:list>
            </text:list-item>
            <text:list-item>
              <text:p text:style-name="P55">Degré d’une relations</text:p>
              <text:list>
                <text:list-item>
                  <text:p text:style-name="P55">Nombre d’attributs du schéma de la relation</text:p>
                </text:list-item>
              </text:list>
            </text:list-item>
          </text:list>
        </text:list-item>
      </text:list>
      <text:p text:style-name="P12"/>
      <text:list xml:id="list130237246935474" text:continue-numbering="true" text:style-name="L3">
        <text:list-item>
          <text:p text:style-name="P55">Attribut d’une relation :</text:p>
          <text:list>
            <text:list-item>
              <text:p text:style-name="P55">Nom du rôle joué par un domaine D<text:span text:style-name="T34">i</text:span> dans le schéma d’une relation</text:p>
            </text:list-item>
          </text:list>
        </text:list-item>
      </text:list>
      <text:p text:style-name="P13"/>
      <text:list xml:id="list130235445471345" text:continue-numbering="true" text:style-name="L3">
        <text:list-item>
          <text:p text:style-name="P56">[instance/extension de] Relation (à partir d’un moment on s’affranchit de ce qu’il y a entre crochets)</text:p>
          <text:list>
            <text:list-item>
              <text:p text:style-name="P56">Définition 1 :</text:p>
              <text:list>
                <text:list-header>
                  <text:p text:style-name="P56">r(R) = {t<text:span text:style-name="T34">1</text:span>, …, t<text:span text:style-name="T34">n</text:span>}</text:p>
                  <text:p text:style-name="P56">avec <text:span text:style-name="T14">tuple</text:span> t<text:span text:style-name="T34">i</text:span> = {v<text:span text:style-name="T34">1</text:span>, …, v<text:span text:style-name="T34">p</text:span>} et v<text:span text:style-name="T34">i</text:span> ∈ dom (A<text:span text:style-name="T34">i</text:span>)<text:tab/><text:tab/>ou alors v<text:span text:style-name="T34">i</text:span> = <text:span text:style-name="T14">null</text:span></text:p>
                </text:list-header>
              </text:list>
            </text:list-item>
            <text:list-item>
              <text:p text:style-name="P57">Définition 2 :</text:p>
              <text:list>
                <text:list-header>
                  <text:p text:style-name="P57">r(R) = {dom(A<text:span text:style-name="T34">1</text:span>) X dom (A<text:span text:style-name="T34">2</text:span>) X… X dom(A<text:span text:style-name="T34">n</text:span>)}</text:p>
                </text:list-header>
                <text:list-item>
                  <text:p text:style-name="P57">ne contient que les tuples valides représentant l’état courant du monde réel</text:p>
                </text:list-item>
              </text:list>
            </text:list-item>
          </text:list>
        </text:list-item>
      </text:list>
      <text:p text:style-name="P14"/>
      <text:list xml:id="list130235906687493" text:continue-numbering="true" text:style-name="L3">
        <text:list-item>
          <text:p text:style-name="P57">Tables de logiques S8</text:p>
        </text:list-item>
      </text:list>
      <text:p text:style-name="P14"/>
      <text:list xml:id="list130236695041628" text:continue-numbering="true" text:style-name="L3">
        <text:list-item>
          <text:p text:style-name="P57">Ordre des t<text:span text:style-name="T45">u</text:span>ples</text:p>
          <text:list>
            <text:list-item>
              <text:p text:style-name="P57">une relation est un ensemble de tuples au sens mathématique du terme</text:p>
              <text:list>
                <text:list-item>
                  <text:p text:style-name="P57">il n’existe aucun ordre entre les éléments d’un ensemble</text:p>
                </text:list-item>
              </text:list>
            </text:list-item>
          </text:list>
        </text:list-item>
      </text:list>
      <text:p text:style-name="P14"/>
      <text:list xml:id="list130236935608742" text:continue-numbering="true" text:style-name="L3">
        <text:list-item>
          <text:p text:style-name="P57">Super clé / surclé / Superkey / SK d’une relation :</text:p>
          <text:list>
            <text:list-item>
              <text:p text:style-name="P57">Soit R (A<text:span text:style-name="T34">1</text:span>, A<text:span text:style-name="T34">2</text:span>, …, A<text:span text:style-name="T34">n</text:span>)</text:p>
              <text:p text:style-name="P57">S’il existe un <text:span text:style-name="T14">sous-ensemble </text:span>SK d’attributs de R tel que :</text:p>
              <text:list>
                <text:list-header>
                  <text:p text:style-name="P57">∀ r(R) ; ∀ t<text:span text:style-name="T34">1</text:span>, t<text:span text:style-name="T34">2</text:span>, on a :</text:p>
                  <text:p text:style-name="P57">t<text:span text:style-name="T34">1</text:span>[SK] =/ t<text:span text:style-name="T34">2</text:span>[SK]</text:p>
                </text:list-header>
              </text:list>
              <text:p text:style-name="P57">alors SK est une super clé de R</text:p>
            </text:list-item>
          </text:list>
        </text:list-item>
      </text:list>
      <text:p text:style-name="P14"/>
      <text:list xml:id="list130236309167145" text:continue-numbering="true" text:style-name="L3">
        <text:list-item>
          <text:p text:style-name="P58">Clé d’une relation :</text:p>
          <text:list>
            <text:list-item>
              <text:p text:style-name="P58">soit K un <text:span text:style-name="T14">sous ensemble</text:span> d’attributs de R(A<text:span text:style-name="T34">1</text:span>, A<text:span text:style-name="T34">2</text:span>, …, A<text:span text:style-name="T34">n</text:span>)</text:p>
              <text:p text:style-name="P58">K est une clé si :</text:p>
              <text:list>
                <text:list-item>
                  <text:p text:style-name="P58">K est une super clé</text:p>
                </text:list-item>
                <text:list-item>
                  <text:p text:style-name="P58"><text:s/><text:span text:style-name="T37">∀ </text:span>A<text:span text:style-name="T34">i</text:span> ∈ K</text:p>
                  <text:p text:style-name="P58"><text:soft-page-break/>K -{A<text:span text:style-name="T34">i</text:span>} n’est plus une super clé</text:p>
                </text:list-item>
              </text:list>
            </text:list-item>
          </text:list>
        </text:list-item>
      </text:list>
      <text:p text:style-name="P15"/>
      <text:list xml:id="list130235625369768" text:continue-numbering="true" text:style-name="L3">
        <text:list-item>
          <text:p text:style-name="P58">Clé candidate :</text:p>
          <text:list>
            <text:list-item>
              <text:p text:style-name="P58">Lorsqu’il existe plusieurs clés possibles pour une relation chaque clé est dite <text:span text:style-name="T14">candidate</text:span></text:p>
            </text:list-item>
          </text:list>
        </text:list-item>
        <text:list-item>
          <text:p text:style-name="P58">Clé primaire :</text:p>
          <text:list>
            <text:list-item>
              <text:p text:style-name="P58">Choix arbitraire d’une clé, parmi les clés candidates, pour identifier chaque n-uplet d’une relation</text:p>
              <text:list>
                <text:list-header>
                  <text:p text:style-name="P66">Notation :<text:span text:style-name="T38"> dans une relation, on souligne </text:span><text:span text:style-name="T41">TOUS</text:span><text:span text:style-name="T38"> les attributs aui appartiennent a la clé primaire</text:span></text:p>
                </text:list-header>
              </text:list>
            </text:list-item>
          </text:list>
        </text:list-item>
      </text:list>
      <text:p text:style-name="P17"/>
      <text:list xml:id="list130237200177671" text:continue-numbering="true" text:style-name="L3">
        <text:list-item>
          <text:p text:style-name="P86"><text:span text:style-name="T38">Une </text:span><text:span text:style-name="T39">clé </text:span><text:span text:style-name="T38">c’est au moins un attribu</text:span><text:span text:style-name="T40">t et que ce soit le minimun possible d’attributs</text:span></text:p>
        </text:list-item>
      </text:list>
      <text:p text:style-name="P33"/>
      <text:list xml:id="list130237001906033" text:continue-numbering="true" text:style-name="L3">
        <text:list-item>
          <text:p text:style-name="P83"><text:span text:style-name="T19">C</text:span><text:span text:style-name="T18">lé </text:span><text:span text:style-name="T19">étrangère :</text:span></text:p>
          <text:list>
            <text:list-item>
              <text:p text:style-name="P59">Un <text:span text:style-name="T14">ensemble</text:span> d’attributs KR appartenant a relation R2 est une <text:span text:style-name="T36">clé </text:span>étrangère ssi :</text:p>
              <text:list>
                <text:list-item>
                  <text:p text:style-name="P59">il existe une relation R1 de c<text:span text:style-name="T36">lé </text:span>primaire KP</text:p>
                </text:list-item>
                <text:list-item>
                  <text:p text:style-name="P59">KR a pour <text:span text:style-name="T14">domaine</text:span> l’ensemble des <text:span text:style-name="T14">valeurs de KP</text:span></text:p>
                </text:list-item>
              </text:list>
            </text:list-item>
            <text:list-item>
              <text:p text:style-name="P59">Langage : on dit que KR r<text:span text:style-name="T36">é</text:span>f<text:span text:style-name="T36">é</text:span>rence KP</text:p>
            </text:list-item>
            <text:list-item>
              <text:p text:style-name="P59">Notation : dans R2 on fait pr<text:span text:style-name="T36">é</text:span>c<text:span text:style-name="T36">é</text:span>der l’ense<text:span text:style-name="T43">m</text:span>ble KR par le symbole #</text:p>
            </text:list-item>
            <text:list-item>
              <text:p text:style-name="P59">Cons<text:span text:style-name="T36">é</text:span>quence :</text:p>
              <text:list>
                <text:list-item>
                  <text:p text:style-name="P59">Toutes les valeurs de KR existent dans KP</text:p>
                </text:list-item>
              </text:list>
            </text:list-item>
          </text:list>
        </text:list-item>
      </text:list>
      <text:p text:style-name="P16"/>
      <text:list xml:id="list130236952025240" text:continue-numbering="true" text:style-name="L3">
        <text:list-item>
          <text:p text:style-name="P87">Ni les noms des attributs de KR et ni les noms des attributs de KP n’interviennent dans cette d<text:span text:style-name="T36">é</text:span>finition</text:p>
        </text:list-item>
      </text:list>
      <text:p text:style-name="P35"/>
      <text:list xml:id="list130235463557631" text:continue-numbering="true" text:style-name="L3">
        <text:list-item>
          <text:p text:style-name="P60">Contraintes d’int<text:span text:style-name="T36">é</text:span>grit<text:span text:style-name="T36">é</text:span>s li<text:span text:style-name="T36">é</text:span>es aux cl<text:span text:style-name="T36">é</text:span>s</text:p>
          <text:list>
            <text:list-item>
              <text:p text:style-name="P60">Contraintes d’entit<text:span text:style-name="T36">é </text:span>(unicit<text:span text:style-name="T36">é</text:span>) :</text:p>
              <text:list>
                <text:list-item>
                  <text:p text:style-name="P60">Chaque attribut de la cl<text:span text:style-name="T36">é </text:span>primaire a une valeur différentes de <text:span text:style-name="T14">null</text:span></text:p>
                </text:list-item>
              </text:list>
            </text:list-item>
            <text:list-item>
              <text:p text:style-name="P60">Contrainte de r<text:span text:style-name="T36">é</text:span>f<text:span text:style-name="T36">é</text:span>rence (existence) :</text:p>
              <text:list>
                <text:list-item>
                  <text:p text:style-name="P60">Chaque valeur d’une cl<text:span text:style-name="T36">é é</text:span>trangère KR est :</text:p>
                  <text:list>
                    <text:list-item>
                      <text:p text:style-name="P63">soit la valeur d’une cl<text:span text:style-name="T36">é </text:span>primaire d’un tuple qui existe dans la relation r<text:span text:style-name="T36">é</text:span>férence par KR</text:p>
                    </text:list-item>
                    <text:list-item>
                      <text:p text:style-name="P63">soit la valeur NULL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30236454185309" text:continue-numbering="true" text:style-name="L3">
        <text:list-item>
          <text:p text:style-name="P68"><text:span text:style-name="T20">Sch</text:span><text:span text:style-name="T18">é</text:span><text:span text:style-name="T20">ma complet d’une base de donn</text:span><text:span text:style-name="T18">é</text:span><text:span text:style-name="T20">es relationnelle :</text:span></text:p>
          <text:list>
            <text:list-item>
              <text:p text:style-name="P88"><text:span text:style-name="T17">Ce sch</text:span><text:span text:style-name="T18">é</text:span><text:span text:style-name="T17">ma comprend obligatoirement :</text:span></text:p>
              <text:list>
                <text:list-item>
                  <text:p text:style-name="P61">une liste de domaines</text:p>
                </text:list-item>
                <text:list-item>
                  <text:p text:style-name="P88"><text:span text:style-name="T17">une liste de sch</text:span><text:span text:style-name="T18">é</text:span><text:span text:style-name="T17">mas de relation</text:span></text:p>
                </text:list-item>
                <text:list-item>
                  <text:p text:style-name="P61">une liste de contraintes d’intégrités</text:p>
                </text:list-item>
              </text:list>
            </text:list-item>
          </text:list>
        </text:list-item>
      </text:list>
      <text:p text:style-name="P19"/>
      <text:p text:style-name="P34">Reprise du cours 1 :</text:p>
      <text:p text:style-name="P34"/>
      <text:list xml:id="list130235768752427" text:continue-numbering="true" text:style-name="L3">
        <text:list-item>
          <text:p text:style-name="P62">Règle 1 : Type d’entité</text:p>
          <text:list>
            <text:list-item>
              <text:p text:style-name="P89"><text:span text:style-name="T22">Traduit</text:span><text:span text:style-name="T25"> </text:span><text:span text:style-name="T26">par la cr</text:span><text:span text:style-name="T27">é</text:span><text:span text:style-name="T26">ation d’une relation de meme nom que le type d’entité</text:span></text:p>
            </text:list-item>
            <text:list-item>
              <text:p text:style-name="P64">Attributs : les attributs du type d’entité</text:p>
            </text:list-item>
            <text:list-item>
              <text:p text:style-name="P90"><text:span text:style-name="T29">Cl</text:span><text:span text:style-name="T30">é </text:span><text:span text:style-name="T29">primaire :</text:span></text:p>
              <text:list>
                <text:list-item>
                  <text:p text:style-name="P90"><text:span text:style-name="T29">Entit</text:span><text:span text:style-name="T30">é </text:span><text:span text:style-name="T29">forte :</text:span></text:p>
                  <text:p text:style-name="P64">l’identifiant du type d’entité</text:p>
                </text:list-item>
                <text:list-item>
                  <text:p text:style-name="P90"><text:span text:style-name="T29">Entit</text:span><text:span text:style-name="T30">é </text:span><text:span text:style-name="T29">fabile :</text:span></text:p>
                  <text:p text:style-name="P90"><text:span text:style-name="T29">l’identifiant </text:span><text:span text:style-name="T30">é</text:span><text:span text:style-name="T29">ventuel du type d’entité </text:span><text:span text:style-name="T42">plus</text:span></text:p>
                  <text:p text:style-name="P90"><text:span text:style-name="T29">l’identifiant du type d’entité forte dont elle d</text:span><text:span text:style-name="T30">é</text:span><text:span text:style-name="T29">pend</text:span></text:p>
                  <text:list>
                    <text:list-item>
                      <text:p text:style-name="P90"><text:span text:style-name="T29">Cet identifiant est une cl</text:span><text:span text:style-name="T30">é é</text:span><text:span text:style-name="T29">trangère signal</text:span><text:span text:style-name="T30">é</text:span><text:span text:style-name="T29">e par </text:span><text:span text:style-name="T31">#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130235611509899" text:continue-numbering="true" text:style-name="L3">
        <text:list-item>
          <text:p text:style-name="P92"><text:soft-page-break/><text:span text:style-name="T29">Règle </text:span><text:span text:style-name="T31">2 : Type d’association n-aire avec une cardinalité 1,1</text:span></text:p>
          <text:list>
            <text:list-item>
              <text:p text:style-name="P91"><text:span text:style-name="T29">Pas de cr</text:span><text:span text:style-name="T30">é</text:span><text:span text:style-name="T29">ation de relation</text:span></text:p>
            </text:list-item>
            <text:list-item>
              <text:p text:style-name="P91"><text:span text:style-name="T29">Int</text:span><text:span text:style-name="T30">é</text:span><text:span text:style-name="T29">gr</text:span><text:span text:style-name="T30">é </text:span><text:span text:style-name="T29">dans la relation traduiosant le type d’entit</text:span><text:span text:style-name="T30">é </text:span><text:span text:style-name="T29">aui participe avec la cardinalit</text:span><text:span text:style-name="T30">é </text:span><text:span text:style-name="T29">1,1</text:span></text:p>
              <text:list>
                <text:list-item>
                  <text:p text:style-name="P91"><text:span text:style-name="T32">A</text:span><text:span text:style-name="T29">jout dans cette relation :</text:span></text:p>
                  <text:list>
                    <text:list-item>
                      <text:p text:style-name="P91"><text:span text:style-name="T29">De chaue identifiant de chaue autre type d’entit</text:span><text:span text:style-name="T30">é </text:span><text:span text:style-name="T29">associ</text:span><text:span text:style-name="T30">é</text:span></text:p>
                      <text:list>
                        <text:list-header>
                          <text:p text:style-name="P91"><text:span text:style-name="T30">C</text:span><text:span text:style-name="T29">haque identifiant est une cl</text:span><text:span text:style-name="T30">é é</text:span><text:span text:style-name="T29">trangère signalée par #</text:span></text:p>
                        </text:list-header>
                        <text:list-item>
                          <text:p text:style-name="P91"><text:span text:style-name="T29">Des attributs </text:span><text:span text:style-name="T30">é</text:span><text:span text:style-name="T29">ventuels du type de l’associa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list xml:id="list130237303390913" text:continue-numbering="true" text:style-name="L3">
        <text:list-item>
          <text:p text:style-name="P93"><text:span text:style-name="T32">Règle 3 : Type d’association n-aire avec </text:span><text:span text:style-name="T28">uniquement </text:span><text:span text:style-name="T32">des cardinalités max égalent a N</text:span></text:p>
          <text:list>
            <text:list-item>
              <text:p text:style-name="P65">Traduit par la création d’une relation de meme nom que le type d’association</text:p>
            </text:list-item>
            <text:list-item>
              <text:p text:style-name="P65">Attributs : les attributs éventuels du type d’association</text:p>
            </text:list-item>
            <text:list-item>
              <text:p text:style-name="P69"><text:span text:style-name="T23">Clé primaire : ensemble des n</text:span><text:span text:style-name="T21"> </text:span><text:span text:style-name="T23">identifiants des types d’entité qui participent a l’association</text:span></text:p>
            </text:list-item>
            <text:list-item>
              <text:p text:style-name="P94"><text:span text:style-name="T23">C</text:span><text:span text:style-name="T22">hacun de ces identifiants est une clé étrangère n identifiants =&gt; n clé</text:span><text:span text:style-name="T24">s </text:span><text:span text:style-name="T22">é</text:span><text:span text:style-name="T24">trangère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6T16:13:59.996239131</meta:creation-date>
    <meta:generator>LibreOffice/6.4.6.2$Linux_X86_64 LibreOffice_project/40$Build-2</meta:generator>
    <dc:date>2020-10-05T13:02:35.152347059</dc:date>
    <meta:editing-duration>PT4H33M3S</meta:editing-duration>
    <meta:editing-cycles>25</meta:editing-cycles>
    <meta:document-statistic meta:table-count="0" meta:image-count="0" meta:object-count="0" meta:page-count="5" meta:paragraph-count="162" meta:word-count="1444" meta:character-count="7790" meta:non-whitespace-character-count="6645"/>
  </office:meta>
</office:document-meta>
</file>